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db4" officeooo:paragraph-rsid="0000ed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u sou a emilly </text:p>
      <text:p text:style-name="P1">estou com 12 semanas e 2 dias </text:p>
      <text:p text:style-name="P1">e acho que é uma menin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7:26.859349244</meta:creation-date>
    <dc:date>2025-08-13T10:45:05.366465520</dc:date>
    <meta:editing-duration>PT7M38S</meta:editing-duration>
    <meta:editing-cycles>1</meta:editing-cycles>
    <meta:document-statistic meta:table-count="0" meta:image-count="0" meta:object-count="0" meta:page-count="1" meta:paragraph-count="3" meta:word-count="17" meta:character-count="69" meta:non-whitespace-character-count="53"/>
    <meta:generator>LibreOffice/24.2.7.2$Linux_X86_64 LibreOffice_project/420$Build-2</meta:generator>
  </office:meta>
</office:document-meta>
</file>